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0fd0" officeooo:paragraph-rsid="00110f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a06" style:font-weight-asian="bold" style:font-weight-complex="bold"/>
    </style:style>
    <style:style style:name="T3" style:family="text">
      <style:text-properties fo:font-weight="bold" officeooo:rsid="00136b25" style:font-weight-asian="bold" style:font-weight-complex="bold"/>
    </style:style>
    <style:style style:name="T4" style:family="text">
      <style:text-properties fo:font-weight="normal" officeooo:rsid="0011aa06" style:font-weight-asian="normal" style:font-weight-complex="normal"/>
    </style:style>
    <style:style style:name="T5" style:family="text">
      <style:text-properties fo:font-weight="normal" officeooo:rsid="00136b2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Hiring Manager:</text:p>
      <text:p text:style-name="P1"/>
      <text:p text:style-name="P1">I am writing this cover letter as an accompaniment to my resume and application for a position as a Forward Deployed Software Engineer with Palantir. <text:s/></text:p>
      <text:p text:style-name="P1"><text:tab/>I immediately became interested in the position after reading the description posted on the Palantir website because I believe that I possess characteristics and knowledge which make me an excellent candidate for the position. <text:s/>The first of these is an ability to approach and solve difficult problems that often arise when creating software. <text:s/><text:span text:style-name="T1">In my current position, I </text:span><text:span text:style-name="T2">have built a fully functioning website from the ground up which provides a useful service to the University. <text:s/>Often times, errors in my code arise which necessitate a problem-solving approach from many different directions. <text:s/></text:span><text:span text:style-name="T4">The second aspect of the job description which immediately grabbed my attention is the fact that the position involves close cooperation with a customer. <text:s/></text:span><text:span text:style-name="T2">I find that while technical skills are very important in defining the quality of a software engineer, they are only one factor in </text:span><text:span text:style-name="T3">deciding the quality of a software engineer. <text:s/></text:span><text:span text:style-name="T5">The prospect of being able to collaborate with a customer who may lack a technical background is invaluable because it would allow me to sharpen my communication skills. <text:s/>In a business environment where collaboration between coworkers performing different key functions is key to success, the ability to communicate technical knowledge in a way that can be commonly understood is an invaluable trait to have as a professional.</text:span></text:p>
      <text:p text:style-name="P1"><text:span text:style-name="T5"><text:tab/>In addition to the reasons I have listed previously, I am also interested in this job due to the fact that it lists utilizing UNIX/Linux. <text:s/>During my time at Oregon State University, I have worked extensively with Linux/UNIX doing a multitude of work from helping teach classes as <text:s/>a teaching assistant, working doing development using the POSIX API and working to build a website that is deployed on a server running CentOS.</text:span></text:p>
      <text:p text:style-name="P1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4-11-23T14:18:53.547234483</meta:creation-date>
    <dc:date>2014-11-23T15:12:46.752125608</dc:date>
    <dc:creator>jared </dc:creator>
    <meta:editing-duration>PT8M12S</meta:editing-duration>
    <meta:editing-cycles>1</meta:editing-cycles>
    <meta:document-statistic meta:table-count="0" meta:image-count="0" meta:object-count="0" meta:page-count="1" meta:paragraph-count="5" meta:word-count="313" meta:character-count="1951" meta:non-whitespace-character-count="1627"/>
    <meta:generator>LibreOffice/4.1.3.2$Linux_X86_64 LibreOffice_project/410m0$Build-2</meta:generator>
  </office:meta>
</office:document-meta>
</file>